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5801c" officeooo:paragraph-rsid="0035801c"/>
    </style:style>
    <style:style style:name="P10" style:family="paragraph" style:parent-style-name="Table_20_Contents">
      <style:text-properties officeooo:paragraph-rsid="002a385f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ignature">
      <style:text-properties fo:font-size="8pt" officeooo:paragraph-rsid="002a385f" style:font-size-asian="8pt" style:font-size-complex="8pt"/>
    </style:style>
    <style:style style:name="P13" style:family="paragraph" style:parent-style-name="Footnote">
      <style:text-properties fo:font-size="8pt" style:font-size-asian="8pt" style:font-size-complex="8pt"/>
    </style:style>
    <style:style style:name="P14" style:family="paragraph" style:parent-style-name="Heading">
      <style:text-properties officeooo:paragraph-rsid="001340d0"/>
    </style:style>
    <style:style style:name="P15" style:family="paragraph" style:parent-style-name="Standard">
      <style:paragraph-properties fo:text-align="end" style:justify-single-word="false"/>
      <style:text-properties officeooo:paragraph-rsid="002a385f"/>
    </style:style>
    <style:style style:name="P16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7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8" style:family="paragraph" style:parent-style-name="Text" style:master-page-name="First_20_Page">
      <style:paragraph-properties style:page-number="auto"/>
    </style:style>
    <style:style style:name="P19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Date d'édition : </text:span><text:span text:style-name="T1"><text:text-input text:description="&lt;arrow_today_timestamp2()&gt;">&lt;arrow_today_timestamp2()&gt;</text:text-input></text:span></text:p>
      <text:p text:style-name="P14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4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4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9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187017336864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9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187017337360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187017338048">
          <table:table-cell table:style-name="Table1.A2" office:value-type="string">
            <text:p text:style-name="P9">Test eye_injection </text:p>
          </table:table-cell>
          <table:table-cell table:style-name="Table1.B2" office:value-type="string">
            <text:p text:style-name="P2"><text:text-input text:description="&lt;o.oph.procedure.type.eye_injection&gt;"/><text:text-input text:description="&lt;o.oph.procedure.type.eye_injection&gt;"/></text:p>
          </table:table-cell>
        </table:table-row>
        <table:table-row table:style-name="TableLine94187017338864"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P2"/>
          </table:table-cell>
        </table:table-row>
        <table:table-row table:style-name="TableLine94187017339680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3">PKE+ICP: Phakoémulsification + implant de chambre postérieure</text:p>
      <text:p text:style-name="P13">V3V: Vitrectomie 3 Voies</text:p>
      <text:p text:style-name="P13"><text:soft-page-break/>PM: Pelage de Membrane</text:p>
      <text:p text:style-name="P13">EL: Endolaser</text:p>
      <text:p text:style-name="P13">HS: Huile de Silicone</text:p>
      <text:p text:style-name="P13">IVT: Injection Intra-Vitréenne.</text:p>
      <text:p text:style-name="P17"><text:text-input text:description="&lt;setLang(user.lang or 'fr_FR')&gt;">&lt;setLang(user.lang or 'fr_FR')&gt;</text:text-input><text:span text:style-name="T1"><text:s/></text:span></text:p>
      <text:p text:style-name="P15"><text:span text:style-name="T1">Nouméa le, </text:span><text:span text:style-name="T1"><text:text-input text:description="&lt;arrow_today()&gt;">&lt;arrow_today()&gt;</text:text-input></text:span></text:p>
      <text:p text:style-name="P16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0"><text:span text:style-name="Source_20_Text"/></text:p>
      <text:p text:style-name="P10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10"><text:span text:style-name="Source_20_Text">Douche corps entier et lavage des cheveux avec la Betadine rouge la veille de l'intervention et le matin de l'intervention</text:span></text:p>
      <text:p text:style-name="P10"><text:span text:style-name="Source_20_Text"/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27:00.453685684</dc:date>
    <meta:editing-duration>PT9H2M51S</meta:editing-duration>
    <meta:editing-cycles>164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2" meta:word-count="288" meta:character-count="1799" meta:non-whitespace-character-count="1626"/>
  </office:meta>
</office:document-meta>
</file>